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1.6729in" style:rel-column-width="16383*"/>
    </style:style>
    <style:style style:name="Tableau1.B" style:family="table-column">
      <style:table-column-properties style:column-width="1.6736in" style:rel-column-width="16384*"/>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19f9" officeooo:paragraph-rsid="000319f9"/>
    </style:style>
    <style:style style:name="P2" style:family="paragraph" style:parent-style-name="Standard">
      <style:paragraph-properties fo:text-align="center" style:justify-single-word="false"/>
      <style:text-properties officeooo:rsid="000319f9" officeooo:paragraph-rsid="000319f9"/>
    </style:style>
    <style:style style:name="P3" style:family="paragraph" style:parent-style-name="Standard">
      <style:paragraph-properties fo:text-align="start" style:justify-single-word="false"/>
      <style:text-properties officeooo:rsid="000319f9" officeooo:paragraph-rsid="000319f9"/>
    </style:style>
    <style:style style:name="P4" style:family="paragraph" style:parent-style-name="Standard">
      <style:text-properties officeooo:rsid="000319f9" officeooo:paragraph-rsid="000ea122"/>
    </style:style>
    <style:style style:name="P5" style:family="paragraph" style:parent-style-name="Standard">
      <style:text-properties fo:font-weight="bold" officeooo:rsid="000319f9" officeooo:paragraph-rsid="000319f9" style:font-weight-asian="bold" style:font-weight-complex="bold"/>
    </style:style>
    <style:style style:name="P6" style:family="paragraph" style:parent-style-name="Standard">
      <style:text-properties fo:font-weight="bold" officeooo:rsid="0007a0c8" officeooo:paragraph-rsid="0007a0c8" style:font-weight-asian="bold" style:font-weight-complex="bold"/>
    </style:style>
    <style:style style:name="P7" style:family="paragraph" style:parent-style-name="Standard">
      <style:text-properties fo:font-weight="bold" officeooo:rsid="000b431c" officeooo:paragraph-rsid="000b431c" style:font-weight-asian="bold" style:font-weight-complex="bold"/>
    </style:style>
    <style:style style:name="P8" style:family="paragraph" style:parent-style-name="Standard">
      <style:text-properties fo:font-weight="bold" officeooo:rsid="000ea122" officeooo:paragraph-rsid="000ea122" style:font-weight-asian="bold" style:font-weight-complex="bold"/>
    </style:style>
    <style:style style:name="P9" style:family="paragraph" style:parent-style-name="Standard">
      <style:text-properties fo:font-weight="bold" officeooo:rsid="00150988" officeooo:paragraph-rsid="00150988" style:font-weight-asian="bold" style:font-weight-complex="bold"/>
    </style:style>
    <style:style style:name="P10" style:family="paragraph" style:parent-style-name="Standard">
      <style:text-properties fo:font-weight="bold" officeooo:rsid="00150988" officeooo:paragraph-rsid="0021de3b" style:font-weight-asian="bold" style:font-weight-complex="bold"/>
    </style:style>
    <style:style style:name="P11" style:family="paragraph" style:parent-style-name="Standard">
      <style:text-properties fo:font-weight="bold" officeooo:rsid="0017926f" officeooo:paragraph-rsid="00150988" style:font-weight-asian="bold" style:font-weight-complex="bold"/>
    </style:style>
    <style:style style:name="P12" style:family="paragraph" style:parent-style-name="Standard">
      <style:paragraph-properties fo:text-align="start" style:justify-single-word="false"/>
      <style:text-properties fo:font-weight="bold" officeooo:rsid="0027c3da" officeooo:paragraph-rsid="0027c3da" style:font-weight-asian="bold" style:font-weight-complex="bold"/>
    </style:style>
    <style:style style:name="P13" style:family="paragraph" style:parent-style-name="Standard">
      <style:text-properties fo:font-weight="bold" officeooo:rsid="00299da5" officeooo:paragraph-rsid="00299da5" style:font-weight-asian="bold" style:font-weight-complex="bold"/>
    </style:style>
    <style:style style:name="P14" style:family="paragraph" style:parent-style-name="Standard">
      <style:text-properties fo:font-weight="bold" officeooo:rsid="002f93a7" officeooo:paragraph-rsid="002f93a7" style:font-weight-asian="bold" style:font-weight-complex="bold"/>
    </style:style>
    <style:style style:name="P15" style:family="paragraph" style:parent-style-name="Standard">
      <style:text-properties style:text-underline-style="solid" style:text-underline-width="auto" style:text-underline-color="font-color" fo:font-weight="normal" officeooo:rsid="000b431c" officeooo:paragraph-rsid="000b431c"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0ea122" officeooo:paragraph-rsid="000ea122"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50988" officeooo:paragraph-rsid="0021de3b"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27c3da" officeooo:paragraph-rsid="0027c3da" style:font-weight-asian="normal" style:font-weight-complex="normal"/>
    </style:style>
    <style:style style:name="P19" style:family="paragraph" style:parent-style-name="Standard">
      <style:text-properties style:text-underline-style="solid" style:text-underline-width="auto" style:text-underline-color="font-color" officeooo:rsid="002f6869" officeooo:paragraph-rsid="002f6869"/>
    </style:style>
    <style:style style:name="P20" style:family="paragraph" style:parent-style-name="Standard">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21" style:family="paragraph" style:parent-style-name="Standard">
      <style:text-properties officeooo:rsid="000aa635" officeooo:paragraph-rsid="000aa635"/>
    </style:style>
    <style:style style:name="P22" style:family="paragraph" style:parent-style-name="Standard">
      <style:text-properties fo:font-weight="normal" officeooo:rsid="000ea122" officeooo:paragraph-rsid="000ea122" style:font-weight-asian="normal" style:font-weight-complex="normal"/>
    </style:style>
    <style:style style:name="P23" style:family="paragraph" style:parent-style-name="Standard">
      <style:text-properties fo:font-weight="normal" officeooo:rsid="00150988" officeooo:paragraph-rsid="00150988" style:font-weight-asian="normal" style:font-weight-complex="normal"/>
    </style:style>
    <style:style style:name="P24" style:family="paragraph" style:parent-style-name="Standard">
      <style:text-properties fo:font-weight="normal" officeooo:rsid="0017926f" officeooo:paragraph-rsid="001c59de" style:font-weight-asian="normal" style:font-weight-complex="normal"/>
    </style:style>
    <style:style style:name="P25" style:family="paragraph" style:parent-style-name="Standard">
      <style:text-properties fo:font-weight="normal" officeooo:rsid="001ef339" officeooo:paragraph-rsid="001ef339" style:font-weight-asian="normal" style:font-weight-complex="normal"/>
    </style:style>
    <style:style style:name="P26" style:family="paragraph" style:parent-style-name="Standard">
      <style:text-properties fo:font-weight="normal" officeooo:rsid="00220c9c" officeooo:paragraph-rsid="00220c9c" style:font-weight-asian="normal" style:font-weight-complex="normal"/>
    </style:style>
    <style:style style:name="P27" style:family="paragraph" style:parent-style-name="Standard">
      <style:text-properties fo:font-weight="normal" officeooo:rsid="0026a855" officeooo:paragraph-rsid="0026a855" style:font-weight-asian="normal" style:font-weight-complex="normal"/>
    </style:style>
    <style:style style:name="P28" style:family="paragraph" style:parent-style-name="Standard">
      <style:paragraph-properties fo:text-align="start" style:justify-single-word="false"/>
      <style:text-properties fo:font-weight="normal" officeooo:rsid="0027c3da" officeooo:paragraph-rsid="0027c3da" style:font-weight-asian="normal" style:font-weight-complex="normal"/>
    </style:style>
    <style:style style:name="P29" style:family="paragraph" style:parent-style-name="Standard">
      <style:text-properties officeooo:paragraph-rsid="000ea122"/>
    </style:style>
    <style:style style:name="P30" style:family="paragraph" style:parent-style-name="Standard">
      <style:text-properties officeooo:rsid="000ea122" officeooo:paragraph-rsid="000ea122"/>
    </style:style>
    <style:style style:name="P31" style:family="paragraph" style:parent-style-name="Standard">
      <style:text-properties fo:font-style="normal" style:text-underline-style="solid" style:text-underline-width="auto" style:text-underline-color="font-color" fo:font-weight="normal" officeooo:rsid="00150988" officeooo:paragraph-rsid="00150988" style:font-style-asian="normal" style:font-weight-asian="normal" style:font-style-complex="normal" style:font-weight-complex="normal"/>
    </style:style>
    <style:style style:name="P32" style:family="paragraph" style:parent-style-name="Standard">
      <style:text-properties officeooo:rsid="002f6869" officeooo:paragraph-rsid="002f6869"/>
    </style:style>
    <style:style style:name="P33" style:family="paragraph" style:parent-style-name="Standard">
      <style:text-properties officeooo:rsid="00306744" officeooo:paragraph-rsid="00306744"/>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rsid="000319f9" officeooo:paragraph-rsid="000319f9"/>
    </style:style>
    <style:style style:name="P36" style:family="paragraph" style:parent-style-name="Table_20_Contents">
      <style:paragraph-properties fo:text-align="start" style:justify-single-word="false"/>
      <style:text-properties officeooo:rsid="00299da5" officeooo:paragraph-rsid="00299da5"/>
    </style:style>
    <style:style style:name="P37" style:family="paragraph" style:parent-style-name="Table_20_Contents">
      <style:paragraph-properties fo:text-align="start" style:justify-single-word="false"/>
      <style:text-properties officeooo:rsid="00299da5" officeooo:paragraph-rsid="002d7ff5"/>
    </style:style>
    <style:style style:name="P38" style:family="paragraph" style:parent-style-name="Standard" style:list-style-name="L1">
      <style:text-properties fo:font-weight="normal" officeooo:rsid="000ea122" officeooo:paragraph-rsid="000ea122" style:font-weight-asian="normal" style:font-weight-complex="normal"/>
    </style:style>
    <style:style style:name="P39" style:family="paragraph" style:parent-style-name="Standard" style:list-style-name="L2">
      <style:text-properties fo:font-weight="normal" officeooo:rsid="000ea122" officeooo:paragraph-rsid="000ea122" style:font-weight-asian="normal" style:font-weight-complex="normal"/>
    </style:style>
    <style:style style:name="P40" style:family="paragraph" style:parent-style-name="Standard">
      <style:text-properties fo:font-weight="normal" officeooo:rsid="000ea3e3" officeooo:paragraph-rsid="000ea122" style:font-weight-asian="normal" style:font-weight-complex="normal"/>
    </style:style>
    <style:style style:name="P41" style:family="paragraph" style:parent-style-name="Standard" style:list-style-name="L3">
      <style:text-properties fo:font-weight="normal" officeooo:rsid="00150988" officeooo:paragraph-rsid="00150988" style:font-weight-asian="normal" style:font-weight-complex="normal"/>
    </style:style>
    <style:style style:name="P42" style:family="paragraph" style:parent-style-name="Standard">
      <style:text-properties fo:font-weight="normal" officeooo:rsid="003d53a2" officeooo:paragraph-rsid="003d53a2"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02f6869" officeooo:paragraph-rsid="002f6869"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03d53a2" officeooo:paragraph-rsid="003d53a2"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03e7ff9" officeooo:paragraph-rsid="003e7ff9"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423708" officeooo:paragraph-rsid="00423708" style:font-weight-asian="normal" style:font-weight-complex="normal"/>
    </style:style>
    <style:style style:name="P47" style:family="paragraph" style:parent-style-name="Standard">
      <style:text-properties style:text-underline-style="solid" style:text-underline-width="auto" style:text-underline-color="font-color" officeooo:rsid="000319f9" officeooo:paragraph-rsid="000319f9"/>
    </style:style>
    <style:style style:name="P48" style:family="paragraph" style:parent-style-name="Standard">
      <style:text-properties style:text-underline-style="solid" style:text-underline-width="auto" style:text-underline-color="font-color" officeooo:rsid="003e7ff9" officeooo:paragraph-rsid="003e7ff9"/>
    </style:style>
    <style:style style:name="P49" style:family="paragraph" style:parent-style-name="Standard">
      <style:text-properties fo:font-weight="bold" officeooo:rsid="0007a0c8" officeooo:paragraph-rsid="000319f9" style:font-weight-asian="bold" style:font-weight-complex="bold"/>
    </style:style>
    <style:style style:name="P50" style:family="paragraph" style:parent-style-name="Standard">
      <style:text-properties fo:font-weight="bold" officeooo:rsid="000319f9" officeooo:paragraph-rsid="000319f9" style:font-weight-asian="bold" style:font-weight-complex="bold"/>
    </style:style>
    <style:style style:name="P51" style:family="paragraph" style:parent-style-name="Standard">
      <style:text-properties officeooo:rsid="003e7ff9" officeooo:paragraph-rsid="003e7ff9"/>
    </style:style>
    <style:style style:name="P52" style:family="paragraph" style:parent-style-name="Standard">
      <style:text-properties style:text-underline-style="none" fo:font-weight="normal" officeooo:rsid="003e7ff9" officeooo:paragraph-rsid="003e7ff9" style:font-weight-asian="normal" style:font-weight-complex="normal"/>
    </style:style>
    <style:style style:name="P53" style:family="paragraph" style:parent-style-name="Standard" style:list-style-name="L5">
      <style:text-properties style:text-underline-style="none" fo:font-weight="normal" officeooo:rsid="003e7ff9" officeooo:paragraph-rsid="003e7ff9" style:font-weight-asian="normal" style:font-weight-complex="normal"/>
    </style:style>
    <style:style style:name="P54" style:family="paragraph" style:parent-style-name="Standard">
      <style:text-properties style:text-underline-style="none" fo:font-weight="normal" officeooo:rsid="003e7ff9" officeooo:paragraph-rsid="003f3f7e" style:font-weight-asian="normal" style:font-weight-complex="normal"/>
    </style:style>
    <style:style style:name="P55" style:family="paragraph" style:parent-style-name="Standard">
      <style:text-properties style:text-underline-style="none" fo:font-weight="normal" officeooo:rsid="003f3f7e" officeooo:paragraph-rsid="003f3f7e" style:font-weight-asian="normal" style:font-weight-complex="normal"/>
    </style:style>
    <style:style style:name="P56" style:family="paragraph" style:parent-style-name="Standard">
      <style:text-properties style:text-underline-style="none" fo:font-weight="normal" officeooo:rsid="00423708" officeooo:paragraph-rsid="00423708" style:font-weight-asian="normal" style:font-weight-complex="normal"/>
    </style:style>
    <style:style style:name="P57" style:family="paragraph" style:parent-style-name="Standard">
      <style:text-properties style:text-underline-style="none" officeooo:rsid="003e7ff9" officeooo:paragraph-rsid="003e7ff9"/>
    </style:style>
    <style:style style:name="P58" style:family="paragraph" style:parent-style-name="Standard" style:list-style-name="L4">
      <style:text-properties style:text-underline-style="none" officeooo:rsid="003e7ff9" officeooo:paragraph-rsid="003e7ff9"/>
    </style:style>
    <style:style style:name="P59" style:family="paragraph" style:parent-style-name="Standard" style:list-style-name="L6">
      <style:text-properties officeooo:rsid="00423708" officeooo:paragraph-rsid="00423708"/>
    </style:style>
    <style:style style:name="P60" style:family="paragraph" style:parent-style-name="Standard" style:list-style-name="L6">
      <style:text-properties officeooo:paragraph-rsid="00423708"/>
    </style:style>
    <style:style style:name="P61" style:family="paragraph" style:parent-style-name="Table_20_Contents">
      <style:paragraph-properties fo:text-align="start" style:justify-single-word="false"/>
      <style:text-properties officeooo:rsid="002d7ff5" officeooo:paragraph-rsid="002d7ff5"/>
    </style:style>
    <style:style style:name="P62" style:family="paragraph" style:parent-style-name="Table_20_Contents">
      <style:paragraph-properties fo:text-align="start" style:justify-single-word="false"/>
      <style:text-properties officeooo:rsid="003caa36" officeooo:paragraph-rsid="003caa36"/>
    </style:style>
    <style:style style:name="T1" style:family="text">
      <style:text-properties fo:font-size="15pt" style:font-size-asian="15pt" style:font-size-complex="15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officeooo:rsid="0003cb54"/>
    </style:style>
    <style:style style:name="T4" style:family="text">
      <style:text-properties officeooo:rsid="00058c0c"/>
    </style:style>
    <style:style style:name="T5" style:family="text">
      <style:text-properties officeooo:rsid="000b431c"/>
    </style:style>
    <style:style style:name="T6" style:family="text">
      <style:text-properties officeooo:rsid="000cd1c1"/>
    </style:style>
    <style:style style:name="T7" style:family="text">
      <style:text-properties fo:font-weight="normal" style:font-weight-asian="normal" style:font-weight-complex="normal"/>
    </style:style>
    <style:style style:name="T8" style:family="text">
      <style:text-properties fo:font-weight="normal" officeooo:rsid="000ea3e3" style:font-weight-asian="normal" style:font-weight-complex="normal"/>
    </style:style>
    <style:style style:name="T9" style:family="text">
      <style:text-properties fo:font-weight="normal" officeooo:rsid="0011f6cb" style:font-weight-asian="normal" style:font-weight-complex="normal"/>
    </style:style>
    <style:style style:name="T10" style:family="text">
      <style:text-properties fo:font-weight="normal" officeooo:rsid="00140e4b" style:font-weight-asian="normal" style:font-weight-complex="normal"/>
    </style:style>
    <style:style style:name="T11" style:family="text">
      <style:text-properties officeooo:rsid="0011f6cb"/>
    </style:style>
    <style:style style:name="T12" style:family="text">
      <style:text-properties officeooo:rsid="001969a7"/>
    </style:style>
    <style:style style:name="T13" style:family="text">
      <style:text-properties officeooo:rsid="001a7fbd"/>
    </style:style>
    <style:style style:name="T14" style:family="text">
      <style:text-properties officeooo:rsid="00204a5a"/>
    </style:style>
    <style:style style:name="T15" style:family="text">
      <style:text-properties officeooo:rsid="0021de3b"/>
    </style:style>
    <style:style style:name="T16" style:family="text">
      <style:text-properties officeooo:rsid="0028c3bc"/>
    </style:style>
    <style:style style:name="T17" style:family="text">
      <style:text-properties officeooo:rsid="002d7ff5"/>
    </style:style>
    <style:style style:name="T18" style:family="text">
      <style:text-properties officeooo:rsid="003d53a2"/>
    </style:style>
    <style:style style:name="T19" style:family="text">
      <style:text-properties officeooo:rsid="003e7ff9"/>
    </style:style>
    <style:style style:name="T20" style:family="text">
      <style:text-properties officeooo:rsid="003f3f7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23708" style:font-weight-asian="normal" style:font-weight-complex="normal"/>
    </style:style>
    <style:style style:name="T23" style:family="text">
      <style:text-properties officeooo:rsid="00406a88"/>
    </style:style>
    <style:style style:name="T24" style:family="text">
      <style:text-properties officeooo:rsid="00423708"/>
    </style:style>
    <style:style style:name="T25" style:family="text">
      <style:text-properties officeooo:rsid="0043d6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line-break/><text:span text:style-name="T1">SRD : White House Defense</text:span></text:p>
      <text:p text:style-name="P3"><text:line-break/></text:p>
      <text:p text:style-name="P3"/>
      <table:table table:name="Tableau1" table:style-name="Tableau1">
        <table:table-column table:style-name="Tableau1.A"/>
        <table:table-column table:style-name="Tableau1.B" table:number-columns-repeated="3"/>
        <table:table-row>
          <table:table-cell table:style-name="Tableau1.A1" office:value-type="string">
            <text:p text:style-name="P35"><text:span text:style-name="T17">Numéro</text:span> de version</text:p>
          </table:table-cell>
          <table:table-cell table:style-name="Tableau1.A1" office:value-type="string">
            <text:p text:style-name="P35">Nom</text:p>
          </table:table-cell>
          <table:table-cell table:style-name="Tableau1.A1" office:value-type="string">
            <text:p text:style-name="P35">Modifications</text:p>
          </table:table-cell>
          <table:table-cell table:style-name="Tableau1.D1" office:value-type="string">
            <text:p text:style-name="P35">Date</text:p>
          </table:table-cell>
        </table:table-row>
        <table:table-row>
          <table:table-cell table:style-name="Tableau1.A2" office:value-type="string">
            <text:p text:style-name="P36">0.1</text:p>
          </table:table-cell>
          <table:table-cell table:style-name="Tableau1.A2" office:value-type="string">
            <text:p text:style-name="P37">Dav<text:span text:style-name="T17">id Engelman/</text:span></text:p>
            <text:p text:style-name="P61">Benjamin Engelman</text:p>
          </table:table-cell>
          <table:table-cell table:style-name="Tableau1.A2" office:value-type="string">
            <text:p text:style-name="P36">Besoins utilisateur </text:p>
          </table:table-cell>
          <table:table-cell table:style-name="Tableau1.D2" office:value-type="string">
            <text:p text:style-name="P36">3/12/16</text:p>
          </table:table-cell>
        </table:table-row>
        <table:table-row>
          <table:table-cell table:style-name="Tableau1.A2" office:value-type="string">
            <text:p text:style-name="P62">0.2</text:p>
          </table:table-cell>
          <table:table-cell table:style-name="Tableau1.A2" office:value-type="string">
            <text:p text:style-name="P62">Gregory Bonaert</text:p>
          </table:table-cell>
          <table:table-cell table:style-name="Tableau1.A2" office:value-type="string">
            <text:p text:style-name="P62">Besoins systeme</text:p>
          </table:table-cell>
          <table:table-cell table:style-name="Tableau1.D2" office:value-type="string">
            <text:p text:style-name="P62">4/12/16</text:p>
          </table:table-cell>
        </table:table-row>
        <table:table-row>
          <table:table-cell table:style-name="Tableau1.A2" office:value-type="string">
            <text:p text:style-name="P34"/>
          </table:table-cell>
          <table:table-cell table:style-name="Tableau1.A2" office:value-type="string">
            <text:p text:style-name="P34"/>
          </table:table-cell>
          <table:table-cell table:style-name="Tableau1.A2" office:value-type="string">
            <text:p text:style-name="P34"/>
          </table:table-cell>
          <table:table-cell table:style-name="Tableau1.D2" office:value-type="string">
            <text:p text:style-name="P34"/>
          </table:table-cell>
        </table:table-row>
        <table:table-row>
          <table:table-cell table:style-name="Tableau1.A2" office:value-type="string">
            <text:p text:style-name="P34"/>
          </table:table-cell>
          <table:table-cell table:style-name="Tableau1.A2" office:value-type="string">
            <text:p text:style-name="P34"/>
          </table:table-cell>
          <table:table-cell table:style-name="Tableau1.A2" office:value-type="string">
            <text:p text:style-name="P34"/>
          </table:table-cell>
          <table:table-cell table:style-name="Tableau1.D2" office:value-type="string">
            <text:p text:style-name="P34"/>
          </table:table-cell>
        </table:table-row>
        <table:table-row>
          <table:table-cell table:style-name="Tableau1.A2" office:value-type="string">
            <text:p text:style-name="P34"/>
          </table:table-cell>
          <table:table-cell table:style-name="Tableau1.A2" office:value-type="string">
            <text:p text:style-name="P34"/>
          </table:table-cell>
          <table:table-cell table:style-name="Tableau1.A2" office:value-type="string">
            <text:p text:style-name="P34"/>
          </table:table-cell>
          <table:table-cell table:style-name="Tableau1.D2" office:value-type="string">
            <text:p text:style-name="P34"/>
          </table:table-cell>
        </table:table-row>
      </table:table>
      <text:p text:style-name="P3"><text:line-break/><text:span text:style-name="T2">Besoins utilisateur:</text:span></text:p>
      <text:p text:style-name="P1"/>
      <text:p text:style-name="P6"><text:span text:style-name="T5">1 </text:span>Menu</text:p>
      <text:p text:style-name="P6"/>
      <text:p text:style-name="P21">Lors du lancement du jeu, le joueur arrivera dans un menu principal. <text:s/>A partir de ce menu, Plusieurs actions lui seront proposées .</text:p>
      <text:p text:style-name="P21"/>
      <text:p text:style-name="P15"><text:span text:style-name="T6">1.1 </text:span>Lancement d’une partie</text:p>
      <text:p text:style-name="P7"/>
      <text:p text:style-name="P22">Le joueur à la possibilité de choisir parmi plusieurs mode de jeu :</text:p>
      <text:p text:style-name="P22"/>
      <text:list xml:id="list5096060347310887445" text:style-name="L1">
        <text:list-item>
          <text:p text:style-name="P38">Mode classique</text:p>
        </text:list-item>
        <text:list-item>
          <text:p text:style-name="P38">Mode contre la montre</text:p>
        </text:list-item>
        <text:list-item>
          <text:p text:style-name="P38">Mode par équipe</text:p>
        </text:list-item>
      </text:list>
      <text:p text:style-name="P22"/>
      <text:p text:style-name="P25">Une fois un mode de jeu sélectionné, le joueur est placé dans une file d’attente en attendant que suffisamment de joueurs <text:s/>soient disponible<text:span text:style-name="T14">s</text:span>.</text:p>
      <text:p text:style-name="P22"/>
      <text:p text:style-name="P16">1.2 <text:span text:style-name="T11">Gestion</text:span> du profil</text:p>
      <text:p text:style-name="P8"/>
      <text:p text:style-name="P22">Le joueur possède un profil qu’il peut personnaliser. Il a la <text:span text:style-name="T11">possibilité</text:span> de :</text:p>
      <text:p text:style-name="P22"/>
      <text:list xml:id="list8981210854164722426" text:style-name="L2">
        <text:list-item>
          <text:p text:style-name="P39">Modifier son pseudo</text:p>
        </text:list-item>
        <text:list-item>
          <text:p text:style-name="P39">Modifier son icône</text:p>
          <text:p text:style-name="P39"/>
        </text:list-item>
      </text:list>
      <text:p text:style-name="P30"><text:span text:style-name="T7">Son profil contiendra </text:span><text:span text:style-name="T8">également</text:span><text:span text:style-name="T7"> le nombre de parties jouées </text:span><text:span text:style-name="T8">et </text:span><text:span text:style-name="T7">le nombre de victoires dans les différents modes de jeu</text:span><text:span text:style-name="T8">.</text:span></text:p>
      <text:p text:style-name="P40"/>
      <text:p text:style-name="P29"><text:span text:style-name="T9">Le joueur pourra également consulter le profil de tous les autres joueurs </text:span><text:span text:style-name="T10">en recherchant leur pseudo.</text:span></text:p>
      <text:p text:style-name="P4"/>
      <text:p text:style-name="P31">1.3 Consultation du classement</text:p>
      <text:p text:style-name="P9"/>
      <text:p text:style-name="P23">Le joueur peut consulter le classement des différents modes de jeu. Trois classements différents seront donc consultables :</text:p>
      <text:list xml:id="list9082722283150151404" text:style-name="L3">
        <text:list-header>
          <text:p text:style-name="P41"/>
        </text:list-header>
        <text:list-item>
          <text:p text:style-name="P41">Le classement du mode classique</text:p>
        </text:list-item>
        <text:list-item>
          <text:p text:style-name="P41"><text:soft-page-break/>Le classement du mode contre la montre</text:p>
        </text:list-item>
        <text:list-item>
          <text:p text:style-name="P41">Le classement du mode par équipe</text:p>
        </text:list-item>
      </text:list>
      <text:p text:style-name="P23"/>
      <text:p text:style-name="P24">Dans <text:span text:style-name="T12">chacune</text:span> de ces catégories, les<text:span text:style-name="T13"> </text:span>joueurs <text:span text:style-name="T13">sont </text:span>classés selon leur nombre de victoires. </text:p>
      <text:p text:style-name="P11"/>
      <text:p text:style-name="P17">1.<text:span text:style-name="T15">4 Gestion d’une liste d’amis</text:span></text:p>
      <text:p text:style-name="P10"/>
      <text:p text:style-name="P26">Dans le menu, le joueur peut consulter sa liste d’amis. Des amis sont des autres joueurs ayant été ajouté à cette liste. Il a donc la possibilité d’ajouter et de supprimer des amis.</text:p>
      <text:p text:style-name="P26"/>
      <text:p text:style-name="P27">Le joueur peut discuter avec les personnes présentes dans sa liste d’amis au travers d’un chat.</text:p>
      <text:p text:style-name="P10"/>
      <text:p text:style-name="P18">1.5 Support d’un autre joueu<text:span text:style-name="T16">r (Mode spectateur)</text:span></text:p>
      <text:p text:style-name="P12"/>
      <text:p text:style-name="P28">L<text:span text:style-name="T16">e joueur a la possibilité de se connecter à une partie en cours en tant que spectateur et de choisir un joueur qu’il supporte. </text:span></text:p>
      <text:p text:style-name="P3"/>
      <text:p text:style-name="P13">2 In Game</text:p>
      <text:p text:style-name="P14"/>
      <text:p text:style-name="P43">2.1 Gestion des tours</text:p>
      <text:p text:style-name="P1"/>
      <text:p text:style-name="P32">Grâce à une monnaie, le joueur peut acheter différents types de tours et les placer sur la carte. Si le joueur le décide, celui ci peut également revendre des tours déjà placées. </text:p>
      <text:p text:style-name="P32"/>
      <text:p text:style-name="P19">2.2 Abandon d’une partie en cours</text:p>
      <text:p text:style-name="P32"/>
      <text:p text:style-name="P33">la joueur à la possibilité de quitter une partie en cours. Dans ce cas une défaite lui sera attribuée. </text:p>
      <text:p text:style-name="P1"/>
      <text:p text:style-name="P20">Besoin système:</text:p>
      <text:p text:style-name="P49"/>
      <text:p text:style-name="P49"><text:span text:style-name="T18">1. </text:span>Connexion</text:p>
      <text:p text:style-name="P49"/>
      <text:p text:style-name="P44">1.1 Authentification</text:p>
      <text:p text:style-name="P42"/>
      <text:p text:style-name="P42">Au démarrage du jeu, le joueur <text:span text:style-name="T19">peut s’authentifier via un formulaire qui lui demande son nom d’utilisateur et son mot de passe. </text:span></text:p>
      <text:p text:style-name="P42"/>
      <text:p text:style-name="P51"><text:span text:style-name="T7">Si il introduit des données erronées, un message d’erreur sera affiché.</text:span></text:p>
      <text:p text:style-name="P1"/>
      <text:p text:style-name="P5"><text:span text:style-name="T19">2. G</text:span>estion des comptes</text:p>
      <text:p text:style-name="P5"/>
      <text:p text:style-name="P45">2.1 Création d’un compte</text:p>
      <text:p text:style-name="P45"/>
      <text:p text:style-name="P52">Au démarrage du jeu, le joueur peut créer un nouveau compte. Un formulaire sera affiché qui lui demande un nom d’utilisateur et un mot de passe.</text:p>
      <text:p text:style-name="P52"/>
      <text:p text:style-name="P55">Le client envoie le pseudo désiré et le mot de passe au server. Si le pseudo n’est pas disponible, le serveur renvoie un code d’erreur, que permet au client d’afficher message d’erreur à l’utilisateur.</text:p>
      <text:p text:style-name="P52"/>
      <text:p text:style-name="P54">Si <text:span text:style-name="T20">le pseudo est disponible</text:span>, le <text:span text:style-name="T20">serveur crée le compte et l’indique au client. (Le joueur sera alors automatiquement </text:span>connecté à son nouveau compte?)</text:p>
      <text:p text:style-name="P52"/>
      <text:p text:style-name="P51"><text:soft-page-break/><text:span text:style-name="T21">TODO: comment gérer les champs vides? <text:s/></text:span></text:p>
      <text:p text:style-name="P1"/>
      <text:p text:style-name="P47"><text:span text:style-name="T19">2.2 Suppression d’un compte</text:span></text:p>
      <text:p text:style-name="P47"/>
      <text:p text:style-name="P57">Sur son profil, le joueur aura la possibilité de supprimer son compte. (Message de confirmation?)</text:p>
      <text:p text:style-name="P57"/>
      <text:p text:style-name="P48">2.3 Affichage des profils</text:p>
      <text:p text:style-name="P48"/>
      <text:p text:style-name="P57">Le joueur peut voir les information sur des profils (le sien ou celui d’autres utilisateurs). Les information affichées sont:</text:p>
      <text:p text:style-name="P57"/>
      <text:list xml:id="list8670701231378203712" text:style-name="L4">
        <text:list-item>
          <text:p text:style-name="P58">Son nom d’utilisateur/pseudo</text:p>
        </text:list-item>
        <text:list-item>
          <text:p text:style-name="P58">Son icône</text:p>
        </text:list-item>
        <text:list-item>
          <text:p text:style-name="P58">Le nombre de parties jouées</text:p>
        </text:list-item>
        <text:list-item>
          <text:p text:style-name="P58">Le nombre de victoires pour différents modes de jeu</text:p>
        </text:list-item>
      </text:list>
      <text:p text:style-name="P57"/>
      <text:p text:style-name="P1"/>
      <text:p text:style-name="P47"><text:span text:style-name="T19">2.4 Modifier son profiles</text:span></text:p>
      <text:p text:style-name="P47"/>
      <text:p text:style-name="P57">Le joueur a la possibilité de modifier certaines informations de son profil:</text:p>
      <text:p text:style-name="P57"/>
      <text:list xml:id="list3213942974888034332" text:style-name="L5">
        <text:list-item>
          <text:p text:style-name="P53">Son icône</text:p>
        </text:list-item>
        <text:list-item>
          <text:p text:style-name="P53">Son nom d’utilisateur/pseudo</text:p>
        </text:list-item>
      </text:list>
      <text:p text:style-name="P52"/>
      <text:p text:style-name="P55">Pour vérifier la disponibilité du pseudo, le client envoie le pseudo désiré au server, qui lui indique si le nom est disponible. Si il n’est pas disponible, un message <text:span text:style-name="T23">d’erreur</text:span> est affiché à l’utilisateur.</text:p>
      <text:p text:style-name="P5"/>
      <text:p text:style-name="P5"><text:span text:style-name="T24">2. C</text:span>réer une partie </text:p>
      <text:p text:style-name="P5"/>
      <text:p text:style-name="P46">2.1 Matchmaking</text:p>
      <text:p text:style-name="P46"/>
      <text:p text:style-name="P56">Lorsqu’un joueur demande de se connecter à un partie, le serveur sera responsable du match-making. </text:p>
      <text:p text:style-name="P56"/>
      <text:list xml:id="list3487301342997502205" text:style-name="L6">
        <text:list-item>
          <text:p text:style-name="P60"><text:span text:style-name="T22">Si aucune partie en attente de joueurs, le serveur crée un nouvelle partie et ajoute le joueur à cette partie</text:span></text:p>
        </text:list-item>
        <text:list-item>
          <text:p text:style-name="P59"><text:span text:style-name="T22">S</text:span><text:span text:style-name="T21">i il y partie en attente de joueurs, le serveur rajoute le joueur à cette partie. Au cas où il y a assez de joueur, la partie est lancée et est retirée de la liste des parties en attentes.</text:span></text:p>
        </text:list-item>
      </text:list>
      <text:p text:style-name="P5"/>
      <text:p text:style-name="P5">g<text:span text:style-name="T3">é</text:span>rer une partie :</text:p>
      <text:p text:style-name="P5"/>
      <text:p text:style-name="P1"><text:span text:style-name="T4">onnexion</text:span>/deco <text:span text:style-name="T25">(bouger des trucs du match-making ici si c’est plus logique)</text:span></text:p>
      <text:p text:style-name="P1">gestion de<text:span text:style-name="T4">s</text:span> pnj</text:p>
      <text:p text:style-name="P1">gestion de l'argent</text:p>
      <text:p text:style-name="P1">gestion du score</text:p>
      <text:p text:style-name="P1">choix du vainq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18:55.617543971</meta:creation-date>
    <dc:date>2016-12-04T16:48:19.303737755</dc:date>
    <meta:editing-duration>PT2H9M31S</meta:editing-duration>
    <meta:editing-cycles>49</meta:editing-cycles>
    <meta:generator>LibreOffice/5.1.4.2$Linux_X86_64 LibreOffice_project/10m0$Build-2</meta:generator>
    <meta:document-statistic meta:table-count="1" meta:image-count="0" meta:object-count="0" meta:page-count="3" meta:paragraph-count="82" meta:word-count="741" meta:character-count="4306" meta:non-whitespace-character-count="3645"/>
  </office:meta>
</office:document-meta>
</file>